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5.2069in" table:align="left"/>
    </style:style>
    <style:style style:name="Table1.A" style:family="table-column">
      <style:table-column-properties style:column-width="1.3701in"/>
    </style:style>
    <style:style style:name="Table1.B" style:family="table-column">
      <style:table-column-properties style:column-width="3.836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1403in" table:align="left"/>
    </style:style>
    <style:style style:name="Table2.A" style:family="table-column">
      <style:table-column-properties style:column-width="1.7576in"/>
    </style:style>
    <style:style style:name="Table2.B" style:family="table-column">
      <style:table-column-properties style:column-width="1.382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5632in" table:align="left"/>
    </style:style>
    <style:style style:name="Table3.A" style:family="table-column">
      <style:table-column-properties style:column-width="1.3146in"/>
    </style:style>
    <style:style style:name="Table3.B" style:family="table-column">
      <style:table-column-properties style:column-width="1.4688in"/>
    </style:style>
    <style:style style:name="Table3.C" style:family="table-column">
      <style:table-column-properties style:column-width="0.6153in"/>
    </style:style>
    <style:style style:name="Table3.E" style:family="table-column">
      <style:table-column-properties style:column-width="0.549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  <style:text-properties officeooo:paragraph-rsid="0012b674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margin-top="0in" fo:margin-bottom="0.1965in" style:contextual-spacing="false" fo:line-height="115%" fo:text-indent="0in" style:auto-text-indent="false" fo:background-color="transparent"/>
      <style:text-properties officeooo:paragraph-rsid="0012b674"/>
    </style:style>
    <style:style style:name="P4" style:family="paragraph" style:parent-style-name="Text_20_body" style:list-style-name="L1">
      <style:text-properties officeooo:paragraph-rsid="0012b674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6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7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8"/>
    <style:style style:name="P39" style:family="paragraph" style:parent-style-name="Text_20_body" style:list-style-name="L19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2">
      <style:paragraph-properties fo:margin-top="0in" fo:margin-bottom="0in" style:contextual-spacing="false"/>
    </style:style>
    <style:style style:name="P45" style:family="paragraph" style:parent-style-name="Text_20_body" style:list-style-name="L22"/>
    <style:style style:name="P46" style:family="paragraph" style:parent-style-name="Text_20_body" style:list-style-name="L23">
      <style:paragraph-properties fo:margin-top="0in" fo:margin-bottom="0in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4">
      <style:paragraph-properties fo:margin-top="0in" fo:margin-bottom="0in" style:contextual-spacing="false"/>
    </style:style>
    <style:style style:name="P49" style:family="paragraph" style:parent-style-name="Text_20_body" style:list-style-name="L24"/>
    <style:style style:name="P50" style:family="paragraph" style:parent-style-name="Text_20_body" style:list-style-name="L25">
      <style:paragraph-properties fo:margin-top="0in" fo:margin-bottom="0in" style:contextual-spacing="false"/>
    </style:style>
    <style:style style:name="P51" style:family="paragraph" style:parent-style-name="Text_20_body" style:list-style-name="L25"/>
    <style:style style:name="P52" style:family="paragraph" style:parent-style-name="Text_20_body" style:list-style-name="L26">
      <style:paragraph-properties fo:margin-top="0in" fo:margin-bottom="0in" style:contextual-spacing="false"/>
    </style:style>
    <style:style style:name="P53" style:family="paragraph" style:parent-style-name="Text_20_body" style:list-style-name="L26"/>
    <style:style style:name="P54" style:family="paragraph" style:parent-style-name="Text_20_body" style:list-style-name="L27">
      <style:paragraph-properties fo:margin-top="0in" fo:margin-bottom="0in" style:contextual-spacing="false"/>
    </style:style>
    <style:style style:name="P55" style:family="paragraph" style:parent-style-name="Text_20_body" style:list-style-name="L27"/>
    <style:style style:name="P56" style:family="paragraph" style:parent-style-name="Text_20_body" style:list-style-name="L28">
      <style:paragraph-properties fo:margin-top="0in" fo:margin-bottom="0in" style:contextual-spacing="false"/>
    </style:style>
    <style:style style:name="P57" style:family="paragraph" style:parent-style-name="Text_20_body" style:list-style-name="L28"/>
    <style:style style:name="P58" style:family="paragraph" style:parent-style-name="Preformatted_20_Text">
      <style:paragraph-properties fo:margin-top="0in" fo:margin-bottom="0.1965in" style:contextual-spacing="false"/>
    </style:style>
    <style:style style:name="P59" style:family="paragraph" style:parent-style-name="Text_20_body" style:list-style-name="L29">
      <style:paragraph-properties fo:margin-top="0in" fo:margin-bottom="0in" style:contextual-spacing="false"/>
    </style:style>
    <style:style style:name="P60" style:family="paragraph" style:parent-style-name="Text_20_body" style:list-style-name="L29"/>
    <style:style style:name="P61" style:family="paragraph" style:parent-style-name="Text_20_body" style:list-style-name="L30">
      <style:paragraph-properties fo:margin-top="0in" fo:margin-bottom="0in" style:contextual-spacing="false"/>
    </style:style>
    <style:style style:name="P62" style:family="paragraph" style:parent-style-name="Text_20_body" style:list-style-name="L30"/>
    <style:style style:name="P63" style:family="paragraph" style:parent-style-name="Text_20_body" style:list-style-name="L31">
      <style:paragraph-properties fo:margin-top="0in" fo:margin-bottom="0in" style:contextual-spacing="false"/>
    </style:style>
    <style:style style:name="P64" style:family="paragraph" style:parent-style-name="Text_20_body" style:list-style-name="L31"/>
    <style:style style:name="P65" style:family="paragraph" style:parent-style-name="Text_20_body" style:list-style-name="L32"/>
    <style:style style:name="T1" style:family="text">
      <style:text-properties officeooo:rsid="0012b674"/>
    </style:style>
    <style:style style:name="T2" style:family="text">
      <style:text-properties fo:color="#14181f" loext:opacity="100%" fo:background-color="transparent" loext:char-shading-value="0"/>
    </style:style>
    <style:style style:name="T3" style:family="text">
      <style:text-properties fo:color="#14181f" loext:opacity="100%" fo:font-family="'var font-mono'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📋 Requisiti — Castelli Romani MTB Weather App</text:h>
      <text:p text:style-name="Quotations">Documento di specifica per ricostruire il progetto da zero.<text:line-break/>Audience: sviluppatore che non conosce il progetto.</text:p>
      <text:p text:style-name="Horizontal_20_Line"/>
      <text:h text:style-name="Heading_20_2" text:outline-level="2">1. Panoramica</text:h>
      <text:p text:style-name="Text_20_body">Web app per la community MTB dei Castelli Romani (Roma, Lazio).<text:line-break/>Scopo: fornire <text:span text:style-name="Strong_20_Emphasis">previsioni meteo orientate al trail</text:span>, condizioni sentieri in tempo reale, mappa percorsi e risorse utili per pianificare le uscite in bici.</text:p>
      <text:p text:style-name="Text_20_body">Utenti target: ciclisti MTB <text:span text:style-name="T1">XCM</text:span></text:p>
      <text:p text:style-name="Horizontal_20_Line"/>
      <text:h text:style-name="Heading_20_2" text:outline-level="2">2. Stack tecnologico <text:span text:style-name="T1">(suggerimenti)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ponente</text:p>
            </table:table-cell>
            <table:table-cell table:style-name="Table1.A1" office:value-type="string">
              <text:p text:style-name="Table_20_Heading">Tecnologia</text:p>
            </table:table-cell>
          </table:table-row>
        </table:table-header-rows>
        <table:table-row>
          <table:table-cell table:style-name="Table1.A1" office:value-type="string">
            <text:p text:style-name="Table_20_Contents">Backend</text:p>
          </table:table-cell>
          <table:table-cell table:style-name="Table1.A1" office:value-type="string">
            <text:p text:style-name="Table_20_Contents">Python 3.11+ — <text:span text:style-name="Strong_20_Emphasis">FastAPI</text:span> (async)</text:p>
          </table:table-cell>
        </table:table-row>
        <table:table-row>
          <table:table-cell table:style-name="Table1.A1" office:value-type="string">
            <text:p text:style-name="Table_20_Contents">Template engine</text:p>
          </table:table-cell>
          <table:table-cell table:style-name="Table1.A1" office:value-type="string">
            <text:p text:style-name="Table_20_Contents"><text:span text:style-name="Strong_20_Emphasis">Jinja2</text:span> (server-side rendering)</text:p>
          </table:table-cell>
        </table:table-row>
        <table:table-row>
          <table:table-cell table:style-name="Table1.A1" office:value-type="string">
            <text:p text:style-name="Table_20_Contents">Frontend</text:p>
          </table:table-cell>
          <table:table-cell table:style-name="Table1.A1" office:value-type="string">
            <text:p text:style-name="Table_20_Contents">HTML/CSS/JS puro — nessun framework</text:p>
          </table:table-cell>
        </table:table-row>
        <table:table-row>
          <table:table-cell table:style-name="Table1.A1" office:value-type="string">
            <text:p text:style-name="Table_20_Contents">Grafici</text:p>
          </table:table-cell>
          <table:table-cell table:style-name="Table1.A1" office:value-type="string">
            <text:p text:style-name="Table_20_Contents"><text:span text:style-name="Strong_20_Emphasis">Chart.js</text:span> + plugin <text:span text:style-name="Source_20_Text">chartjs-plugin-annotation</text:span></text:p>
          </table:table-cell>
        </table:table-row>
        <table:table-row>
          <table:table-cell table:style-name="Table1.A1" office:value-type="string">
            <text:p text:style-name="Table_20_Contents">Mappe</text:p>
          </table:table-cell>
          <table:table-cell table:style-name="Table1.A1" office:value-type="string">
            <text:p text:style-name="Table_20_Contents"><text:span text:style-name="Strong_20_Emphasis">Leaflet.js</text:span> 1.9.4 + plugin <text:span text:style-name="Source_20_Text">leaflet-gpx</text:span></text:p>
          </table:table-cell>
        </table:table-row>
        <table:table-row>
          <table:table-cell table:style-name="Table1.A1" office:value-type="string">
            <text:p text:style-name="Table_20_Contents">Containerizzazione</text:p>
          </table:table-cell>
          <table:table-cell table:style-name="Table1.A1" office:value-type="string">
            <text:p text:style-name="Table_20_Contents"><text:span text:style-name="Strong_20_Emphasis">Docker</text:span> + docker-compose</text:p>
          </table:table-cell>
        </table:table-row>
        <table:table-row>
          <table:table-cell table:style-name="Table1.A1" office:value-type="string">
            <text:p text:style-name="Table_20_Contents">Deploy</text:p>
          </table:table-cell>
          <table:table-cell table:style-name="Table1.A1" office:value-type="string">
            <text:p text:style-name="Table_20_Contents"><text:span text:style-name="Strong_20_Emphasis">Render.com</text:span> (render.yaml)</text:p>
          </table:table-cell>
        </table:table-row>
        <table:table-row>
          <table:table-cell table:style-name="Table1.A1" office:value-type="string">
            <text:p text:style-name="Table_20_Contents">Meteo</text:p>
          </table:table-cell>
          <table:table-cell table:style-name="Table1.A1" office:value-type="string">
            <text:p text:style-name="Table_20_Contents"><text:span text:style-name="Strong_20_Emphasis">Open-Meteo API</text:span> (gratuita, no key)</text:p>
          </table:table-cell>
        </table:table-row>
        <table:table-row>
          <table:table-cell table:style-name="Table1.A1" office:value-type="string">
            <text:p text:style-name="Table_20_Contents">Segmenti</text:p>
          </table:table-cell>
          <table:table-cell table:style-name="Table1.A1" office:value-type="string">
            <text:p text:style-name="Table_20_Contents"><text:span text:style-name="Strong_20_Emphasis">Strava API v3</text:span> (OAuth2, token con auto-refresh)</text:p>
          </table:table-cell>
        </table:table-row>
        <table:table-row>
          <table:table-cell table:style-name="Table1.A1" office:value-type="string">
            <text:p text:style-name="Table_20_Contents">Segnalazioni</text:p>
          </table:table-cell>
          <table:table-cell table:style-name="Table1.A1" office:value-type="string">
            <text:p text:style-name="Table_20_Contents"><text:span text:style-name="Strong_20_Emphasis">Google Forms</text:span> → Google Sheets (CSV pubblico)</text:p>
          </table:table-cell>
        </table:table-row>
        <table:table-row>
          <table:table-cell table:style-name="Table1.A1" office:value-type="string">
            <text:p text:style-name="Table_20_Contents">Sentieri OSM</text:p>
          </table:table-cell>
          <table:table-cell table:style-name="Table1.A1" office:value-type="string">
            <text:p text:style-name="Table_20_Contents"><text:span text:style-name="Strong_20_Emphasis">Overpass API</text:span> (on-demand, lato client)</text:p>
          </table:table-cell>
        </table:table-row>
        <table:table-row>
          <table:table-cell table:style-name="Table1.A1" office:value-type="string">
            <text:p text:style-name="Table_20_Contents">Cache server</text:p>
          </table:table-cell>
          <table:table-cell table:style-name="Table1.A1" office:value-type="string">
            <text:p text:style-name="Table_20_Contents">In-memory dict Python (TTL 15 minuti)</text:p>
          </table:table-cell>
        </table:table-row>
        <table:table-row>
          <table:table-cell table:style-name="Table1.A1" office:value-type="string">
            <text:p text:style-name="Table_20_Contents">Cache client</text:p>
          </table:table-cell>
          <table:table-cell table:style-name="Table1.A1" office:value-type="string">
            <text:p text:style-name="Table_20_Contents"><text:span text:style-name="Strong_20_Emphasis">localStorage</text:span> browser (TTL 24 ore)</text:p>
          </table:table-cell>
        </table:table-row>
        <table:table-row>
          <table:table-cell table:style-name="Table1.A1" office:value-type="string">
            <text:p text:style-name="Table_20_Contents">Contatore visite</text:p>
          </table:table-cell>
          <table:table-cell table:style-name="Table1.A1" office:value-type="string">
            <text:p text:style-name="Table_20_Contents">File JSON locale (<text:span text:style-name="Source_20_Text">visit_counter.json</text:span>)</text:p>
          </table:table-cell>
        </table:table-row>
      </table:table>
      <text:p text:style-name="Horizontal_20_Line"/>
      <text:h text:style-name="Heading_20_2" text:outline-level="2">3. Struttura del progetto</text:h>
      <text:p text:style-name="P1"><text:span text:style-name="Source_20_Text"><text:span text:style-name="T1">Tutti I files sulla stessa directory, almeno inizialmente</text:span></text:span></text:p>
      <text:p text:style-name="Horizontal_20_Line"/>
      <text:h text:style-name="Heading_20_2" text:outline-level="2"><text:span text:style-name="Source_20_Text"/></text:h>
      <text:p text:style-name="Horizontal_20_Line"/>
      <text:h text:style-name="Heading_20_2" text:outline-level="2"><text:soft-page-break/>5. Route e pagine</text:h>
      <text:h text:style-name="Heading_20_3" text:outline-level="3">5.1 <text:span text:style-name="Source_20_Text">GET /</text:span> → redirect a <text:span text:style-name="Source_20_Text">/dashboard-completa</text:span></text:h>
      <text:h text:style-name="Heading_20_3" text:outline-level="3">5.2 <text:span text:style-name="Source_20_Text">GET /dashboard-completa</text:span> — Pagina principale meteo</text:h>
      <text:p text:style-name="Text_20_body"><text:span text:style-name="Strong_20_Emphasis"><text:span text:style-name="T1">Un esempio di c</text:span></text:span><text:span text:style-name="Strong_20_Emphasis">osa </text:span><text:span text:style-name="Strong_20_Emphasis"><text:span text:style-name="T1">potrebbe fare </text:span></text:span><text:span text:style-name="Strong_20_Emphasis">il backend:</text:span></text:p>
      <text:list text:style-name="L1">
        <text:list-item>
          <text:p text:style-name="P2">Legge le 6 località da <text:span text:style-name="Source_20_Text">locations.py</text:span> (coordinate + quota) </text:p>
        </text:list-item>
        <text:list-item>
          <text:p text:style-name="P2">Per ognuna chiama Open-Meteo <text:span text:style-name="T1">(</text:span>temperatura, precipitazioni, weather code, vento, raffiche<text:span text:style-name="T1">)</text:span> <text:s/><text:span text:style-name="T1">per creare una finestra di </text:span>72 ore, modello DWD ICON Seamless, timezone <text:span text:style-name="Source_20_Text">Europe/Rome</text:span> </text:p>
        </text:list-item>
        <text:list-item>
          <text:p text:style-name="P2">Calcola <text:span text:style-name="Source_20_Text">trail_conditions</text:span> sulla prima località (Monte Cavo) come condizione rappresentativa dell'area </text:p>
        </text:list-item>
        <text:list-item>
          <text:p text:style-name="P2">Calcola <text:span text:style-name="Source_20_Text">riding_windows</text:span> — le migliori finestre orarie nei prossimi 3 giorni </text:p>
        </text:list-item>
        <text:list-item>
          <text:p text:style-name="P2"><text:span text:style-name="Strong_20_Emphasis"><text:span text:style-name="T1">Clacola </text:span></text:span><text:span text:style-name="Strong_20_Emphasis">Soil Dryness</text:span>: numero singolo compatto in fondo alla colonna "Condizioni Sentieri", dopo la lista motivazioni. Appare così:</text:p>
        </text:list-item>
      </text:list>
      <text:p text:style-name="P3"><text:span text:style-name="Source_20_Text"><text:span text:style-name="T2"><text:tab/>● 🌱 </text:span></text:span><text:span text:style-name="Source_20_Text"><text:span text:style-name="T3">Terreno: Asciutto — 5 giorni senza pioggia</text:span></text:span></text:p>
      <text:p text:style-name="P3"><text:span text:style-name="Source_20_Text"><text:span text:style-name="T3"><text:tab/></text:span></text:span>Il pallino colorato cambia da verde → giallo → arancio → rosso in base allo stato.</text:p>
      <text:list text:continue-numbering="true" text:style-name="L1">
        <text:list-item>
          <text:p text:style-name="P2"><text:span text:style-name="Strong_20_Emphasis">Storico 7 giorni</text:span>: sezione separata con grafico Chart.js collocata dopo <text:span text:style-name="T1">ciascun</text:span> grafici delle località. Barre precipitazioni colorate per intensità + linee temperatura max/min. Il tooltip al hover mostra anche lo stato terreno di quel giorno.</text:p>
        </text:list-item>
        <text:list-item>
          <text:p text:style-name="P2">Aggiorna il contatore visite (file JSON) </text:p>
        </text:list-item>
        <text:list-item>
          <text:p text:style-name="P4">Renderizza <text:span text:style-name="Source_20_Text">dashboard_completa.html</text:span> </text:p>
        </text:list-item>
      </text:list>
      <text:p text:style-name="Text_20_body"><text:span text:style-name="Strong_20_Emphasis">Logica </text:span><text:span text:style-name="Strong_20_Emphasis"><text:span text:style-name="Source_20_Text">calculate_trail_conditions</text:span></text:span><text:span text:style-name="Strong_20_Emphasis">:</text:span> Parte da score 100, sottrae punti per:</text:p>
      <text:list text:style-name="L2">
        <text:list-item>
          <text:p text:style-name="P5">Pioggia ultime 24h: &gt;15mm → -40 (❌), &gt;5mm → -20 (⚠️), altrimenti → ✅ </text:p>
        </text:list-item>
        <text:list-item>
          <text:p text:style-name="P5">Vento attuale: &gt;30 km/h → -30 (❌), &gt;20 km/h → -15 (⚠️) </text:p>
        </text:list-item>
        <text:list-item>
          <text:p text:style-name="P5">Raffiche: &gt;40 km/h → -20 (❌), &gt;30 km/h → -10 (⚠️) </text:p>
        </text:list-item>
        <text:list-item>
          <text:p text:style-name="P5">Temperatura: &lt;0°C → -30 (❌), &lt;3°C → -15 (⚠️) </text:p>
        </text:list-item>
        <text:list-item>
          <text:p text:style-name="P6">Rating finale: score ≥80 → <text:span text:style-name="Source_20_Text">excellent</text:span> 🟢, ≥60 → <text:span text:style-name="Source_20_Text">good</text:span> 🟡, &lt;60 → <text:span text:style-name="Source_20_Text">poor</text:span> 🔴 </text:p>
        </text:list-item>
      </text:list>
      <text:p text:style-name="Text_20_body"><text:span text:style-name="Strong_20_Emphasis">Logica </text:span><text:span text:style-name="Strong_20_Emphasis"><text:span text:style-name="Source_20_Text">find_best_riding_windows</text:span></text:span><text:span text:style-name="Strong_20_Emphasis">:</text:span></text:p>
      <text:list text:style-name="L3">
        <text:list-item>
          <text:p text:style-name="P7">Considera solo ore 07:00–20:00 future </text:p>
        </text:list-item>
        <text:list-item>
          <text:p text:style-name="P7">Per ogni giorno (max 3): trova la finestra contigua migliore (6h &gt; 5h &gt; 4h) </text:p>
        </text:list-item>
        <text:list-item>
          <text:p text:style-name="P7">Score per ora: penalizza precipitazioni &gt;0.5mm (-50), vento &gt;25km/h (-30), temp &lt;3°C (-20), temporali (-60) </text:p>
        </text:list-item>
        <text:list-item>
          <text:p text:style-name="P7">Scarta finestre con score &lt;50 </text:p>
        </text:list-item>
        <text:list-item>
          <text:p text:style-name="P8">Output: giorno, fascia oraria, durata, temperatura media, vento medio, precipitazione massima </text:p>
        </text:list-item>
      </text:list>
      <text:p text:style-name="Text_20_body"><text:span text:style-name="Strong_20_Emphasis">Cosa mostra la pagina (</text:span><text:span text:style-name="Strong_20_Emphasis"><text:span text:style-name="Source_20_Text">dashboard_completa.html</text:span></text:span><text:span text:style-name="Strong_20_Emphasis">):</text:span></text:p>
      <text:p text:style-name="Text_20_body"><text:span text:style-name="Strong_20_Emphasis">Header:</text:span></text:p>
      <text:list text:style-name="L4">
        <text:list-item>
          <text:p text:style-name="P9">Titolo "🏔️ Castelli Romani - Meteo MTB" </text:p>
        </text:list-item>
        <text:list-item>
          <text:p text:style-name="P9">Bottone "🔗 Link Utili" → <text:span text:style-name="Source_20_Text">/avvisi</text:span> </text:p>
        </text:list-item>
        <text:list-item>
          <text:p text:style-name="P9"><text:soft-page-break/>Bottone "🗺️ Percorsi" → <text:span text:style-name="Source_20_Text">/percorsi</text:span> </text:p>
        </text:list-item>
        <text:list-item>
          <text:p text:style-name="P9">Sottotitolo "Previsioni a 72 ore + Condizioni Sentieri XCM" </text:p>
        </text:list-item>
        <text:list-item>
          <text:p text:style-name="P10">Data/ora ultimo aggiornamento (JavaScript, ora locale) </text:p>
        </text:list-item>
      </text:list>
      <text:p text:style-name="Text_20_body"><text:span text:style-name="Strong_20_Emphasis">Box MTB compatto (3 colonne):</text:span></text:p>
      <text:p text:style-name="Text_20_body"><text:span text:style-name="Emphasis">Colonna 1 — Condizioni Sentieri:</text:span></text:p>
      <text:list text:style-name="L5">
        <text:list-item>
          <text:p text:style-name="P11">Badge colorato: 🟢 OTTIME / 🟡 DISCRETE / 🔴 DIFFICILI </text:p>
        </text:list-item>
        <text:list-item>
          <text:p text:style-name="P12">Lista di max 3 motivazioni con emoji ✅/⚠️/❌ </text:p>
        </text:list-item>
      </text:list>
      <text:p text:style-name="Text_20_body"><text:span text:style-name="Emphasis">Colonna 2 — Vento in Quota:</text:span></text:p>
      <text:list text:style-name="L6">
        <text:list-item>
          <text:p text:style-name="P13">3 box numerici: Vento (km/h) / Raffica (km/h) / Pioggia 24h (mm) </text:p>
        </text:list-item>
        <text:list-item>
          <text:p text:style-name="P13">Legenda precipitazioni in griglia 2 colonne: </text:p>
          <text:list>
            <text:list-item>
              <text:p text:style-name="P13">✅ Asciutto &lt;1mm </text:p>
            </text:list-item>
            <text:list-item>
              <text:p text:style-name="P13">🟢 Sentieri OK &lt;3mm </text:p>
            </text:list-item>
            <text:list-item>
              <text:p text:style-name="P13">🟡 Umidità &lt;5mm </text:p>
            </text:list-item>
            <text:list-item>
              <text:p text:style-name="P13">🟠 Bagnati &lt;10mm </text:p>
            </text:list-item>
            <text:list-item>
              <text:p text:style-name="P13">🔴 Fango &lt;20mm </text:p>
            </text:list-item>
            <text:list-item>
              <text:p text:style-name="P14">⛔ Intenso ≥20mm </text:p>
            </text:list-item>
          </text:list>
        </text:list-item>
      </text:list>
      <text:p text:style-name="Text_20_body"><text:span text:style-name="Emphasis">Colonna 3 — Quando uscire?</text:span></text:p>
      <text:list text:style-name="L7">
        <text:list-item>
          <text:p text:style-name="P15">Max 3 finestre giornaliere (Oggi / Domani / giorno) </text:p>
        </text:list-item>
        <text:list-item>
          <text:p text:style-name="P15">Per ogni finestra: icona rating, nome giorno, fascia oraria, durata in ore </text:p>
        </text:list-item>
        <text:list-item>
          <text:p text:style-name="P15">Dettagli: temperatura °C · vento km/h · precipitazione mm </text:p>
        </text:list-item>
        <text:list-item>
          <text:p text:style-name="P16">Se <text:span text:style-name="Source_20_Text">trail_conditions.rating == 'poor'</text:span> e finestra è "Oggi": badge giallo ⚠️ "Terreno saturo (Xmm/24h) — sentieri danneggiati" </text:p>
        </text:list-item>
      </text:list>
      <text:p text:style-name="Text_20_body"><text:span text:style-name="Strong_20_Emphasis">Grafici per le 6 località</text:span> (uno per location):</text:p>
      <text:list text:style-name="L8">
        <text:list-item>
          <text:p text:style-name="P17">Header viola con nome località e quota (m s.l.m.) </text:p>
        </text:list-item>
        <text:list-item>
          <text:p text:style-name="P17">Etichette giorni con icona meteo e data (generate via JS da <text:span text:style-name="Source_20_Text">weather_code</text:span>) </text:p>
        </text:list-item>
        <text:list-item>
          <text:p text:style-name="P17">Grafico Chart.js misto su 72 ore: </text:p>
          <text:list>
            <text:list-item>
              <text:p text:style-name="P17"><text:span text:style-name="Strong_20_Emphasis">Barre blu</text:span> (asse destra, 0–20mm): precipitazioni orarie, colore dinamico per intensità </text:p>
            </text:list-item>
            <text:list-item>
              <text:p text:style-name="P17"><text:span text:style-name="Strong_20_Emphasis">Linea rossa</text:span> (asse sinistra, -5°C–35°C): temperatura </text:p>
            </text:list-item>
            <text:list-item>
              <text:p text:style-name="P17"><text:span text:style-name="Strong_20_Emphasis">Linea verde tratteggiata</text:span> (asse nascosta, 0–60 km/h): vento </text:p>
            </text:list-item>
            <text:list-item>
              <text:p text:style-name="P17">Linea di soglia annotata a 5mm "⚠️ Fango se &gt;5mm" </text:p>
            </text:list-item>
            <text:list-item>
              <text:p text:style-name="P17">Linee verticali trattegiate a mezzanotte separano i giorni </text:p>
            </text:list-item>
            <text:list-item>
              <text:p text:style-name="P18">Tooltip hover mostra: ora, icona meteo, descrizione, raffiche, condizione MTB </text:p>
            </text:list-item>
          </text:list>
        </text:list-item>
      </text:list>
      <text:p text:style-name="Text_20_body"><text:span text:style-name="Strong_20_Emphasis">Footer:</text:span></text:p>
      <text:list text:style-name="L9">
        <text:list-item>
          <text:p text:style-name="P19">Fonti dati (Open-Meteo, DWD ICON) </text:p>
        </text:list-item>
        <text:list-item>
          <text:p text:style-name="P19">Frequenza aggiornamento modello (ogni 3 ore) </text:p>
        </text:list-item>
        <text:list-item>
          <text:p text:style-name="P19">Contatore visite: oggi / questo mese / totale </text:p>
        </text:list-item>
        <text:list-item>
          <text:p text:style-name="P20">Firma "Test App by G.Mollo" </text:p>
        </text:list-item>
      </text:list>
      <text:p text:style-name="Text_20_body"><text:span text:style-name="Strong_20_Emphasis">Responsive:</text:span> su mobile la griglia 3 colonne diventa 1 colonna.</text:p>
      <text:p text:style-name="Horizontal_20_Line"/>
      <text:h text:style-name="Heading_20_3" text:outline-level="3"><text:soft-page-break/>5.3 <text:span text:style-name="Source_20_Text">GET /percorsi</text:span> — Mappa percorsi e segmenti Strava</text:h>
      <text:p text:style-name="Text_20_body"><text:span text:style-name="Strong_20_Emphasis">Cosa fa il backend:</text:span></text:p>
      <text:list text:style-name="L10">
        <text:list-item>
          <text:p text:style-name="P21">Per ogni GPX: estrae il centroide (media lat/lon, campionamento 1:200), chiama Open-Meteo, calcola condizioni e finestre di uscita </text:p>
        </text:list-item>
        <text:list-item>
          <text:p text:style-name="P21">Chiama Strava API: lista segmenti starred dell'atleta (max 50) poi dettaglio per ognuno </text:p>
        </text:list-item>
        <text:list-item>
          <text:p text:style-name="P21">Cache server in memoria: TTL 15 minuti per <text:span text:style-name="Source_20_Text">starred_segments</text:span> </text:p>
        </text:list-item>
        <text:list-item>
          <text:p text:style-name="P22">Renderizza <text:span text:style-name="Source_20_Text">percorsi.html</text:span> </text:p>
        </text:list-item>
      </text:list>
      <text:p text:style-name="Text_20_body"><text:span text:style-name="Strong_20_Emphasis">GPX configurati (5 percorsi)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ome</text:p>
            </table:table-cell>
            <table:table-cell table:style-name="Table2.A1" office:value-type="string">
              <text:p text:style-name="Table_20_Heading">Colore</text:p>
            </table:table-cell>
          </table:table-row>
        </table:table-header-rows>
        <table:table-row>
          <table:table-cell table:style-name="Table2.A1" office:value-type="string">
            <text:p text:style-name="Table_20_Contents">Amici &amp; Bici C.R.1</text:p>
          </table:table-cell>
          <table:table-cell table:style-name="Table2.A1" office:value-type="string">
            <text:p text:style-name="Table_20_Contents">Verde <text:span text:style-name="Source_20_Text">#27ae60</text:span></text:p>
          </table:table-cell>
        </table:table-row>
        <table:table-row>
          <table:table-cell table:style-name="Table2.A1" office:value-type="string">
            <text:p text:style-name="Table_20_Contents">Like Epic 100 C.R.6</text:p>
          </table:table-cell>
          <table:table-cell table:style-name="Table2.A1" office:value-type="string">
            <text:p text:style-name="Table_20_Contents">Arancio <text:span text:style-name="Source_20_Text">#e67e22</text:span></text:p>
          </table:table-cell>
        </table:table-row>
        <table:table-row>
          <table:table-cell table:style-name="Table2.A1" office:value-type="string">
            <text:p text:style-name="Table_20_Contents">Like Epic 50 C.R.4</text:p>
          </table:table-cell>
          <table:table-cell table:style-name="Table2.A1" office:value-type="string">
            <text:p text:style-name="Table_20_Contents">Blu <text:span text:style-name="Source_20_Text">#2980b9</text:span></text:p>
          </table:table-cell>
        </table:table-row>
        <table:table-row>
          <table:table-cell table:style-name="Table2.A1" office:value-type="string">
            <text:p text:style-name="Table_20_Contents">Monte Cavo - Colle Jano</text:p>
          </table:table-cell>
          <table:table-cell table:style-name="Table2.A1" office:value-type="string">
            <text:p text:style-name="Table_20_Contents">Rosso <text:span text:style-name="Source_20_Text">#e74c3c</text:span></text:p>
          </table:table-cell>
        </table:table-row>
        <table:table-row>
          <table:table-cell table:style-name="Table2.A1" office:value-type="string">
            <text:p text:style-name="Table_20_Contents">P2P Castelli Romani</text:p>
          </table:table-cell>
          <table:table-cell table:style-name="Table2.A1" office:value-type="string">
            <text:p text:style-name="Table_20_Contents">Viola <text:span text:style-name="Source_20_Text">#8e44ad</text:span></text:p>
          </table:table-cell>
        </table:table-row>
      </table:table>
      <text:p text:style-name="Text_20_body"><text:span text:style-name="Strong_20_Emphasis">Cosa mostra la pagina (</text:span><text:span text:style-name="Strong_20_Emphasis"><text:span text:style-name="Source_20_Text">percorsi.html</text:span></text:span><text:span text:style-name="Strong_20_Emphasis">):</text:span></text:p>
      <text:p text:style-name="Text_20_body"><text:span text:style-name="Strong_20_Emphasis">Loading screen (alla prima visita):</text:span></text:p>
      <text:list text:style-name="L11">
        <text:list-item>
          <text:p text:style-name="P23">Overlay con progress bar viola </text:p>
        </text:list-item>
        <text:list-item>
          <text:p text:style-name="P23">Step animati in sequenza (~1.4s totali): </text:p>
          <text:list>
            <text:list-item>
              <text:p text:style-name="P23">🔍 Recupero segmenti starred Strava... </text:p>
            </text:list-item>
            <text:list-item>
              <text:p text:style-name="P23">⭐ Trovati N segmenti </text:p>
            </text:list-item>
            <text:list-item>
              <text:p text:style-name="P23">🗺️ Inizializzazione mappa... </text:p>
            </text:list-item>
          </text:list>
        </text:list-item>
        <text:list-item>
          <text:p text:style-name="P24">Alla seconda visita (entro 24h): nessun loading, dati da cache localStorage </text:p>
        </text:list-item>
      </text:list>
      <text:p text:style-name="Text_20_body"><text:span text:style-name="Strong_20_Emphasis">Cache localStorage:</text:span></text:p>
      <text:list text:style-name="L12">
        <text:list-item>
          <text:p text:style-name="P25">Chiave: <text:span text:style-name="Source_20_Text">percorsi_cache_v1</text:span> </text:p>
        </text:list-item>
        <text:list-item>
          <text:p text:style-name="P25">TTL: 24 ore </text:p>
        </text:list-item>
        <text:list-item>
          <text:p text:style-name="P25">Salva: HTML completo di tutti i <text:span text:style-name="Source_20_Text">seg-pill</text:span> (incluse polyline Strava) </text:p>
        </text:list-item>
        <text:list-item>
          <text:p text:style-name="P25">Alla cache hit: mostra badge "📦 Cache GG MMM HH:MM" + pulsante "↺ Aggiorna dati" </text:p>
        </text:list-item>
        <text:list-item>
          <text:p text:style-name="P26">Il pulsante cancella localStorage e ricarica </text:p>
        </text:list-item>
      </text:list>
      <text:p text:style-name="Text_20_body"><text:span text:style-name="Strong_20_Emphasis">Mappa Leaflet:</text:span></text:p>
      <text:list text:style-name="L13">
        <text:list-item>
          <text:p text:style-name="P27">Centro: lat 41.745, lon 12.73, zoom 12 </text:p>
        </text:list-item>
        <text:list-item>
          <text:p text:style-name="P27">Tile layer: OpenStreetMap standard </text:p>
        </text:list-item>
        <text:list-item>
          <text:p text:style-name="P27">I 5 tracciati GPX caricati automaticamente con leaflet-gpx (linee tratteggiate colorate) </text:p>
        </text:list-item>
        <text:list-item>
          <text:p text:style-name="P27">Clic su percorso GPX: zoom sul tracciato, sbiadisce gli altri (opacity 0.08) </text:p>
        </text:list-item>
        <text:list-item>
          <text:p text:style-name="P27">Clic su area vuota: ripristina tutti </text:p>
        </text:list-item>
        <text:list-item>
          <text:p text:style-name="P27">Pulsante footer mappa: "<text:span text:style-name="Strong_20_Emphasis">+ Carica sentieri OSM</text:span>" — on-demand, 3 server Overpass con fallback e timeout 25s </text:p>
          <text:list>
            <text:list-item>
              <text:p text:style-name="P27">Filtra: <text:span text:style-name="Source_20_Text">route=mtb</text:span> e <text:span text:style-name="Source_20_Text">route=hiking</text:span> </text:p>
            </text:list-item>
            <text:list-item>
              <text:p text:style-name="P27">Colori: MTB <text:span text:style-name="Source_20_Text">#f39c12</text:span>, Hiking/CAI <text:span text:style-name="Source_20_Text">#1abc9c</text:span>, Via Francigena <text:span text:style-name="Source_20_Text">#c0392b</text:span> </text:p>
            </text:list-item>
            <text:list-item>
              <text:p text:style-name="P27">Una volta caricati: il layer OSM è togglable (mostra/nascondi) </text:p>
            </text:list-item>
            <text:list-item>
              <text:p text:style-name="P27">Selezionando un GPX o segmento Strava: OSM si nasconde automaticamente </text:p>
            </text:list-item>
            <text:list-item>
              <text:p text:style-name="P27">Selezionando OSM: i GPX si sbiadiscono (opacity 0.12) </text:p>
            </text:list-item>
            <text:list-item>
              <text:p text:style-name="P28"><text:soft-page-break/>Legenda OSM visibile sotto il pulsante quando OSM è attivo </text:p>
            </text:list-item>
          </text:list>
        </text:list-item>
      </text:list>
      <text:p text:style-name="Text_20_body"><text:span text:style-name="Strong_20_Emphasis">Lista GPX (pills cliccabili):</text:span></text:p>
      <text:list text:style-name="L14">
        <text:list-item>
          <text:p text:style-name="P29">Griglia 5 colonne con barra colorata e nome percorso </text:p>
        </text:list-item>
        <text:list-item>
          <text:p text:style-name="P29">Click: isola sulla mappa (zoom + label + sbiadisce altri + nasconde OSM) </text:p>
        </text:list-item>
        <text:list-item>
          <text:p text:style-name="P30">Toggle: secondo click deseleziona </text:p>
        </text:list-item>
      </text:list>
      <text:p text:style-name="Text_20_body"><text:span text:style-name="Strong_20_Emphasis">Segmenti Strava starred (griglia card 4 colonne):</text:span> Per ogni segmento:</text:p>
      <text:list text:style-name="L15">
        <text:list-item>
          <text:p text:style-name="P31">Nome segmento </text:p>
        </text:list-item>
        <text:list-item>
          <text:p text:style-name="P31">Distanza km · pendenza media % · dislivello m </text:p>
        </text:list-item>
        <text:list-item>
          <text:p text:style-name="P31">KOM (arancio) · PR personale (verde) · numero tentativi </text:p>
        </text:list-item>
        <text:list-item>
          <text:p text:style-name="P31">Click: disegna polyline Strava sulla mappa (arancio <text:span text:style-name="Source_20_Text">#fc4c02</text:span>, weight 5), zoom, label </text:p>
        </text:list-item>
        <text:list-item>
          <text:p text:style-name="P31">Fallback se polyline vuota: linea retta start→end con marker verde (partenza) e rosso (arrivo) </text:p>
        </text:list-item>
        <text:list-item>
          <text:p text:style-name="P31">Se né polyline né coordinate disponibili: messaggio "⚠️ Geometria non disponibile" </text:p>
        </text:list-item>
        <text:list-item>
          <text:p text:style-name="P32"><text:span text:style-name="Strong_20_Emphasis">Nota critica:</text:span> nomi con apostrofo (es. "2' salita MonteArtemisio") devono essere letti da <text:span text:style-name="Source_20_Text">data-name</text:span> attribute, mai passati come stringa JS nell'onclick </text:p>
        </text:list-item>
      </text:list>
      <text:p text:style-name="Text_20_body"><text:span text:style-name="Strong_20_Emphasis">Meteo per percorso (sezione "Quando uscire"):</text:span></text:p>
      <text:list text:style-name="L16">
        <text:list-item>
          <text:p text:style-name="P33">Griglia card, una per GPX </text:p>
        </text:list-item>
        <text:list-item>
          <text:p text:style-name="P33">Header colorato con colore del percorso </text:p>
        </text:list-item>
        <text:list-item>
          <text:p text:style-name="P33">Coordinate del centroide </text:p>
        </text:list-item>
        <text:list-item>
          <text:p text:style-name="P33">Badge condizione (excellent/good/poor) + mm pioggia 24h </text:p>
        </text:list-item>
        <text:list-item>
          <text:p text:style-name="P34">Finestre di uscita nei 3 giorni (stessa logica del dashboard) </text:p>
        </text:list-item>
      </text:list>
      <text:p text:style-name="Horizontal_20_Line"/>
      <text:h text:style-name="Heading_20_3" text:outline-level="3">5.4 <text:span text:style-name="Source_20_Text">GET /avvisi</text:span> — Link Utili e segnalazioni community</text:h>
      <text:p text:style-name="Text_20_body"><text:span text:style-name="Strong_20_Emphasis">Cosa fa il backend:</text:span></text:p>
      <text:list text:style-name="L17">
        <text:list-item>
          <text:p text:style-name="P35"><text:span text:style-name="Source_20_Text">get_all_alerts()</text:span> da <text:span text:style-name="Source_20_Text">scraper.py</text:span> — scraping alert da fonti web </text:p>
        </text:list-item>
        <text:list-item>
          <text:p text:style-name="P35"><text:span text:style-name="Source_20_Text">fetch_form_feedbacks()</text:span> — legge CSV pubblico da Google Sheets (form segnalazioni) </text:p>
          <text:list>
            <text:list-item>
              <text:p text:style-name="P35">Parsa timestamp, location, condizione, dettagli </text:p>
            </text:list-item>
            <text:list-item>
              <text:p text:style-name="P35">Formatta timestamp in "X min fa / X ore fa / Ieri / X giorni fa" </text:p>
            </text:list-item>
            <text:list-item>
              <text:p text:style-name="P36">Max 10 segnalazioni, ordinate dalla più recente </text:p>
            </text:list-item>
          </text:list>
        </text:list-item>
      </text:list>
      <text:p text:style-name="Text_20_body"><text:span text:style-name="Strong_20_Emphasis">Cosa mostra la pagina (</text:span><text:span text:style-name="Strong_20_Emphasis"><text:span text:style-name="Source_20_Text">avvisi.html</text:span></text:span><text:span text:style-name="Strong_20_Emphasis">):</text:span></text:p>
      <text:p text:style-name="Text_20_body"><text:span text:style-name="Strong_20_Emphasis">Header:</text:span> titolo + bottone torna a Meteo + bottone Percorsi</text:p>
      <text:p text:style-name="Text_20_body"><text:span text:style-name="Strong_20_Emphasis">Box segnalazioni community (verde, in evidenza):</text:span></text:p>
      <text:list text:style-name="L18">
        <text:list-item>
          <text:p text:style-name="P37">Call to action: link a Google Form anonimo per segnalare chiusure </text:p>
        </text:list-item>
        <text:list-item>
          <text:p text:style-name="P37">Se ci sono feedback dal form: lista delle ultime 5 segnalazioni ricevute </text:p>
          <text:list>
            <text:list-item>
              <text:p text:style-name="P38">Location / data relativa / descrizione condizione </text:p>
            </text:list-item>
          </text:list>
        </text:list-item>
      </text:list>
      <text:p text:style-name="Text_20_body"><text:span text:style-name="Strong_20_Emphasis">Box Work In Progress:</text:span></text:p>
      <text:list text:style-name="L19">
        <text:list-item>
          <text:p text:style-name="P39">Card "🚵 Trailforks — Work In Progress" </text:p>
        </text:list-item>
      </text:list>
      <text:p text:style-name="Text_20_body"><text:soft-page-break/><text:span text:style-name="Strong_20_Emphasis">Box emergenze (giallo compatto):</text:span></text:p>
      <text:list text:style-name="L20">
        <text:list-item>
          <text:p text:style-name="P40">Soccorso Alpino: 118 </text:p>
        </text:list-item>
        <text:list-item>
          <text:p text:style-name="P40">Incendi: 1515 </text:p>
        </text:list-item>
        <text:list-item>
          <text:p text:style-name="P41">Forestali Rocca di Papa: 06 9499035 </text:p>
        </text:list-item>
      </text:list>
      <text:p text:style-name="Text_20_body"><text:span text:style-name="Strong_20_Emphasis">Fonti ufficiali:</text:span></text:p>
      <text:list text:style-name="L21">
        <text:list-item>
          <text:p text:style-name="P42">Sito Parco Regionale Castelli Romani + email + telefono </text:p>
        </text:list-item>
        <text:list-item>
          <text:p text:style-name="P42">Albi Pretori di 12 comuni del Parco (griglia link) </text:p>
        </text:list-item>
        <text:list-item>
          <text:p text:style-name="P43">Guida alle parole chiave per la ricerca negli albi </text:p>
        </text:list-item>
      </text:list>
      <text:p text:style-name="Text_20_body"><text:span text:style-name="Strong_20_Emphasis">Come funziona (info box):</text:span></text:p>
      <text:list text:style-name="L22">
        <text:list-item>
          <text:p text:style-name="P44">Spiega perché non è possibile aggregare automaticamente le ordinanze </text:p>
        </text:list-item>
        <text:list-item>
          <text:p text:style-name="P45">Checklist pre-uscita: segnalazioni community + sito Parco + albi pretori </text:p>
        </text:list-item>
      </text:list>
      <text:p text:style-name="Horizontal_20_Line"/>
      <text:h text:style-name="Heading_20_2" text:outline-level="2">6. Località meteo (<text:span text:style-name="Source_20_Text">locations.py</text:span>)</text:h>
      <text:p text:style-name="Text_20_body">6 punti ad alta quota nei Castelli Romani, usati per i grafici della dashboard: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header-rows>
          <table:table-row>
            <table:table-cell table:style-name="Table3.A1" office:value-type="string">
              <text:p text:style-name="Table_20_Heading">ID</text:p>
            </table:table-cell>
            <table:table-cell table:style-name="Table3.A1" office:value-type="string">
              <text:p text:style-name="Table_20_Heading">Nome</text:p>
            </table:table-cell>
            <table:table-cell table:style-name="Table3.A1" office:value-type="string">
              <text:p text:style-name="Table_20_Heading">Lat</text:p>
            </table:table-cell>
            <table:table-cell table:style-name="Table3.A1" office:value-type="string">
              <text:p text:style-name="Table_20_Heading">Lon</text:p>
            </table:table-cell>
            <table:table-cell table:style-name="Table3.A1" office:value-type="string">
              <text:p text:style-name="Table_20_Heading">Quota</text:p>
            </table:table-cell>
          </table:table-row>
        </table:table-header-rows>
        <table:table-row>
          <table:table-cell table:style-name="Table3.A1" office:value-type="string">
            <text:p text:style-name="Table_20_Contents">monte-cavo</text:p>
          </table:table-cell>
          <table:table-cell table:style-name="Table3.A1" office:value-type="string">
            <text:p text:style-name="Table_20_Contents">Monte Cavo</text:p>
          </table:table-cell>
          <table:table-cell table:style-name="Table3.A1" office:value-type="string">
            <text:p text:style-name="Table_20_Contents">41.7517</text:p>
          </table:table-cell>
          <table:table-cell table:style-name="Table3.A1" office:value-type="string">
            <text:p text:style-name="Table_20_Contents">12.710</text:p>
          </table:table-cell>
          <table:table-cell table:style-name="Table3.A1" office:value-type="string">
            <text:p text:style-name="Table_20_Contents">949m</text:p>
          </table:table-cell>
        </table:table-row>
        <table:table-row>
          <table:table-cell table:style-name="Table3.A1" office:value-type="string">
            <text:p text:style-name="Table_20_Contents">colle-jano</text:p>
          </table:table-cell>
          <table:table-cell table:style-name="Table3.A1" office:value-type="string">
            <text:p text:style-name="Table_20_Contents">Colle Jano</text:p>
          </table:table-cell>
          <table:table-cell table:style-name="Table3.A1" office:value-type="string">
            <text:p text:style-name="Table_20_Contents">41.757</text:p>
          </table:table-cell>
          <table:table-cell table:style-name="Table3.A1" office:value-type="string">
            <text:p text:style-name="Table_20_Contents">12.726</text:p>
          </table:table-cell>
          <table:table-cell table:style-name="Table3.A1" office:value-type="string">
            <text:p text:style-name="Table_20_Contents">938m</text:p>
          </table:table-cell>
        </table:table-row>
        <table:table-row>
          <table:table-cell table:style-name="Table3.A1" office:value-type="string">
            <text:p text:style-name="Table_20_Contents">maschio-faete</text:p>
          </table:table-cell>
          <table:table-cell table:style-name="Table3.A1" office:value-type="string">
            <text:p text:style-name="Table_20_Contents">Maschio delle Faete</text:p>
          </table:table-cell>
          <table:table-cell table:style-name="Table3.A1" office:value-type="string">
            <text:p text:style-name="Table_20_Contents">41.7569</text:p>
          </table:table-cell>
          <table:table-cell table:style-name="Table3.A1" office:value-type="string">
            <text:p text:style-name="Table_20_Contents">12.7442</text:p>
          </table:table-cell>
          <table:table-cell table:style-name="Table3.A1" office:value-type="string">
            <text:p text:style-name="Table_20_Contents">956m</text:p>
          </table:table-cell>
        </table:table-row>
        <table:table-row>
          <table:table-cell table:style-name="Table3.A1" office:value-type="string">
            <text:p text:style-name="Table_20_Contents">maschio-ariano</text:p>
          </table:table-cell>
          <table:table-cell table:style-name="Table3.A1" office:value-type="string">
            <text:p text:style-name="Table_20_Contents">Maschio d'Ariano</text:p>
          </table:table-cell>
          <table:table-cell table:style-name="Table3.A1" office:value-type="string">
            <text:p text:style-name="Table_20_Contents">41.7394</text:p>
          </table:table-cell>
          <table:table-cell table:style-name="Table3.A1" office:value-type="string">
            <text:p text:style-name="Table_20_Contents">12.7908</text:p>
          </table:table-cell>
          <table:table-cell table:style-name="Table3.A1" office:value-type="string">
            <text:p text:style-name="Table_20_Contents">891m</text:p>
          </table:table-cell>
        </table:table-row>
        <table:table-row>
          <table:table-cell table:style-name="Table3.A1" office:value-type="string">
            <text:p text:style-name="Table_20_Contents">maschio-artemisio</text:p>
          </table:table-cell>
          <table:table-cell table:style-name="Table3.A1" office:value-type="string">
            <text:p text:style-name="Table_20_Contents">Maschio d'Artemisio</text:p>
          </table:table-cell>
          <table:table-cell table:style-name="Table3.A1" office:value-type="string">
            <text:p text:style-name="Table_20_Contents">41.7122</text:p>
          </table:table-cell>
          <table:table-cell table:style-name="Table3.A1" office:value-type="string">
            <text:p text:style-name="Table_20_Contents">12.7534</text:p>
          </table:table-cell>
          <table:table-cell table:style-name="Table3.A1" office:value-type="string">
            <text:p text:style-name="Table_20_Contents">812m</text:p>
          </table:table-cell>
        </table:table-row>
        <table:table-row>
          <table:table-cell table:style-name="Table3.A1" office:value-type="string">
            <text:p text:style-name="Table_20_Contents">fontana-tempesta</text:p>
          </table:table-cell>
          <table:table-cell table:style-name="Table3.A1" office:value-type="string">
            <text:p text:style-name="Table_20_Contents">Fontana Tempesta</text:p>
          </table:table-cell>
          <table:table-cell table:style-name="Table3.A1" office:value-type="string">
            <text:p text:style-name="Table_20_Contents">41.735</text:p>
          </table:table-cell>
          <table:table-cell table:style-name="Table3.A1" office:value-type="string">
            <text:p text:style-name="Table_20_Contents">12.712</text:p>
          </table:table-cell>
          <table:table-cell table:style-name="Table3.A1" office:value-type="string">
            <text:p text:style-name="Table_20_Contents">560m</text:p>
          </table:table-cell>
        </table:table-row>
      </table:table>
      <text:p text:style-name="Text_20_body">Le condizioni sentieri globali sono calcolate sui dati della prima località (Monte Cavo).</text:p>
      <text:p text:style-name="Horizontal_20_Line"/>
      <text:h text:style-name="Heading_20_2" text:outline-level="2">7. Strava API — dettagli implementativi</text:h>
      <text:p text:style-name="Text_20_body"><text:span text:style-name="Strong_20_Emphasis">OAuth2 con auto-refresh:</text:span></text:p>
      <text:list text:style-name="L23">
        <text:list-item>
          <text:p text:style-name="P46">Token salvati in <text:span text:style-name="Source_20_Text">strava_tokens.json</text:span> (persistenza locale tra restart) </text:p>
        </text:list-item>
        <text:list-item>
          <text:p text:style-name="P46">Fallback a variabili d'ambiente se il file non esiste </text:p>
        </text:list-item>
        <text:list-item>
          <text:p text:style-name="P46">Auto-refresh quando il token scade entro 10 minuti </text:p>
        </text:list-item>
        <text:list-item>
          <text:p text:style-name="P47">Token aggiornati sia in memoria che su file dopo il refresh </text:p>
        </text:list-item>
      </text:list>
      <text:p text:style-name="Text_20_body"><text:span text:style-name="Strong_20_Emphasis">Cache in-memory server-side:</text:span></text:p>
      <text:list text:style-name="L24">
        <text:list-item>
          <text:p text:style-name="P48">TTL: 15 minuti </text:p>
        </text:list-item>
        <text:list-item>
          <text:p text:style-name="P48">Chiavi: <text:span text:style-name="Source_20_Text">starred_segments</text:span> (le uniche attive in produzione) </text:p>
        </text:list-item>
        <text:list-item>
          <text:p text:style-name="P49">Funzioni <text:span text:style-name="Source_20_Text">get_cache</text:span> / <text:span text:style-name="Source_20_Text">set_cache</text:span> con timestamp </text:p>
        </text:list-item>
      </text:list>
      <text:p text:style-name="Text_20_body"><text:span text:style-name="Strong_20_Emphasis"><text:span text:style-name="Source_20_Text">fetch_starred_segments</text:span></text:span><text:span text:style-name="Strong_20_Emphasis">:</text:span></text:p>
      <text:list text:style-name="L25">
        <text:list-item>
          <text:p text:style-name="P50">GET <text:span text:style-name="Source_20_Text">/segments/starred</text:span> → lista (max 50) </text:p>
        </text:list-item>
        <text:list-item>
          <text:p text:style-name="P50">Per ogni segmento: GET <text:span text:style-name="Source_20_Text">/segments/{id}</text:span> → dettagli completi </text:p>
          <text:list>
            <text:list-item>
              <text:p text:style-name="P50"><text:soft-page-break/>KOM (<text:span text:style-name="Source_20_Text">xoms.kom</text:span>) </text:p>
            </text:list-item>
            <text:list-item>
              <text:p text:style-name="P50">PR personale (<text:span text:style-name="Source_20_Text">athlete_segment_stats</text:span>: tempo, data, numero tentativi) </text:p>
            </text:list-item>
            <text:list-item>
              <text:p text:style-name="P50">Local legend (chi ha più percorsi negli ultimi 90gg) </text:p>
            </text:list-item>
            <text:list-item>
              <text:p text:style-name="P50"><text:span text:style-name="Source_20_Text">effort_count</text:span>, <text:span text:style-name="Source_20_Text">athlete_count</text:span> </text:p>
            </text:list-item>
            <text:list-item>
              <text:p text:style-name="P51">Geometria: <text:span text:style-name="Source_20_Text">start_latlng</text:span>, <text:span text:style-name="Source_20_Text">end_latlng</text:span>, <text:span text:style-name="Source_20_Text">map.polyline</text:span> (Google Encoded Polyline) </text:p>
            </text:list-item>
          </text:list>
        </text:list-item>
      </text:list>
      <text:p text:style-name="Horizontal_20_Line"/>
      <text:h text:style-name="Heading_20_2" text:outline-level="2">8. Strava — segmento sulla mappa (decoder polyline)</text:h>
      <text:p text:style-name="Text_20_body">La polyline Strava usa il formato <text:span text:style-name="Strong_20_Emphasis">Google Encoded Polyline Algorithm</text:span>.<text:line-break/>Il decoder è implementato lato client in JavaScript (nessuna libreria esterna).<text:line-break/>Se la polyline è vuota o malformata, fallback a linea retta tra start e end latlng.</text:p>
      <text:p text:style-name="Horizontal_20_Line"/>
      <text:h text:style-name="Heading_20_2" text:outline-level="2">9. Open-Meteo API</text:h>
      <text:p text:style-name="Text_20_body"><text:span text:style-name="Strong_20_Emphasis">Endpoint:</text:span> <text:span text:style-name="Source_20_Text">https://api.open-meteo.com/v1/forecast</text:span></text:p>
      <text:p text:style-name="Text_20_body"><text:span text:style-name="Strong_20_Emphasis">Parametri:</text:span></text:p>
      <text:list text:style-name="L26">
        <text:list-item>
          <text:p text:style-name="P52"><text:span text:style-name="Source_20_Text">hourly</text:span>: <text:span text:style-name="Source_20_Text">temperature_2m</text:span>, <text:span text:style-name="Source_20_Text">precipitation</text:span>, <text:span text:style-name="Source_20_Text">weather_code</text:span>, <text:span text:style-name="Source_20_Text">windspeed_10m</text:span>, <text:span text:style-name="Source_20_Text">windgusts_10m</text:span> </text:p>
        </text:list-item>
        <text:list-item>
          <text:p text:style-name="P52"><text:span text:style-name="Source_20_Text">models</text:span>: <text:span text:style-name="Source_20_Text">icon_seamless</text:span> (DWD ICON — ottimizzato per Europa) </text:p>
        </text:list-item>
        <text:list-item>
          <text:p text:style-name="P52"><text:span text:style-name="Source_20_Text">forecast_days</text:span>: 3 </text:p>
        </text:list-item>
        <text:list-item>
          <text:p text:style-name="P53"><text:span text:style-name="Source_20_Text">timezone</text:span>: <text:span text:style-name="Source_20_Text">Europe/Rome</text:span> </text:p>
        </text:list-item>
      </text:list>
      <text:p text:style-name="Text_20_body">Nessuna API key richiesta. Client HTTP: <text:span text:style-name="Source_20_Text">httpx</text:span> async.</text:p>
      <text:p text:style-name="Horizontal_20_Line"/>
      <text:h text:style-name="Heading_20_2" text:outline-level="2">10. Weather code → icone e descrizioni</text:h>
      <text:p text:style-name="Text_20_body">Mapping completo WMO weather codes → emoji e testi italiani implementato in JavaScript lato client (non dipendenza esterna). Esempi:</text:p>
      <text:list text:style-name="L27">
        <text:list-item>
          <text:p text:style-name="P54">0 → ☀️ "Cielo sereno" </text:p>
        </text:list-item>
        <text:list-item>
          <text:p text:style-name="P54">61-65 → 🌧️ "Pioggia leggera/moderata/forte" </text:p>
        </text:list-item>
        <text:list-item>
          <text:p text:style-name="P55">95 → ⛈️ "Temporale" </text:p>
        </text:list-item>
      </text:list>
      <text:p text:style-name="Horizontal_20_Line"/>
      <text:h text:style-name="Heading_20_2" text:outline-level="2">11. Design system</text:h>
      <text:p text:style-name="Text_20_body"><text:span text:style-name="Strong_20_Emphasis">Colori principali:</text:span></text:p>
      <text:list text:style-name="L28">
        <text:list-item>
          <text:p text:style-name="P56">Background pagina: <text:span text:style-name="Source_20_Text">#ecf0f1</text:span> </text:p>
        </text:list-item>
        <text:list-item>
          <text:p text:style-name="P56">Card/box: bianco con <text:span text:style-name="Source_20_Text">box-shadow: 0 2px 8px rgba(0,0,0,0.1)</text:span> </text:p>
        </text:list-item>
        <text:list-item>
          <text:p text:style-name="P56">Titoli: <text:span text:style-name="Source_20_Text">#2c3e50</text:span> </text:p>
        </text:list-item>
        <text:list-item>
          <text:p text:style-name="P56"><text:soft-page-break/>Accent blu: <text:span text:style-name="Source_20_Text">#3498db</text:span> </text:p>
        </text:list-item>
        <text:list-item>
          <text:p text:style-name="P56">Pulsanti nav: <text:span text:style-name="Source_20_Text">linear-gradient(135deg, #667eea, #764ba2)</text:span> </text:p>
        </text:list-item>
        <text:list-item>
          <text:p text:style-name="P56">Excellent/verde: <text:span text:style-name="Source_20_Text">#27ae60</text:span> / <text:span text:style-name="Source_20_Text">#56ab2f</text:span> </text:p>
        </text:list-item>
        <text:list-item>
          <text:p text:style-name="P56">Good/giallo: <text:span text:style-name="Source_20_Text">#f7b733</text:span> </text:p>
        </text:list-item>
        <text:list-item>
          <text:p text:style-name="P56">Poor/rosso: <text:span text:style-name="Source_20_Text">#eb3349</text:span> </text:p>
        </text:list-item>
        <text:list-item>
          <text:p text:style-name="P57">Strava: <text:span text:style-name="Source_20_Text">#fc4c02</text:span> </text:p>
        </text:list-item>
      </text:list>
      <text:p text:style-name="Text_20_body"><text:span text:style-name="Strong_20_Emphasis">Font:</text:span> Arial, sans-serif<text:line-break/><text:span text:style-name="Strong_20_Emphasis">Border radius card:</text:span> 8px<text:line-break/><text:span text:style-name="Strong_20_Emphasis">Max width contenuto:</text:span> 1000px (dashboard) / 1100px (percorsi)</text:p>
      <text:p text:style-name="Text_20_body"><text:span text:style-name="Strong_20_Emphasis">Responsive:</text:span> breakpoint a 768px — griglia 3 colonne → 1 colonna</text:p>
      <text:p text:style-name="Horizontal_20_Line"/>
      <text:h text:style-name="Heading_20_2" text:outline-level="2">12. Contatore visite</text:h>
      <text:p text:style-name="Text_20_body">File JSON locale <text:span text:style-name="Source_20_Text">visit_counter.json</text:span>:</text:p>
      <text:p text:style-name="P58"><text:span text:style-name="Source_20_Text">{"today": 5, "this_month": 42, "total": 315, "last_date": "2026-02-19"}</text:span></text:p>
      <text:p text:style-name="Text_20_body">Incrementato ad ogni carico di <text:span text:style-name="Source_20_Text">/dashboard-completa</text:span>. Mostrato nel footer.</text:p>
      <text:p text:style-name="Horizontal_20_Line"/>
      <text:p text:style-name="Horizontal_20_Line"/>
      <text:h text:style-name="Heading_20_2" text:outline-level="2">15. Scraper alert (<text:span text:style-name="Source_20_Text">scraper.py</text:span>)</text:h>
      <text:p text:style-name="Text_20_body">Non fa scraping web reale — genera avvisi <text:span text:style-name="Strong_20_Emphasis">statici e stagionali</text:span> combinati.</text:p>
      <text:p text:style-name="Text_20_body"><text:span text:style-name="Strong_20_Emphasis"><text:span text:style-name="Source_20_Text">get_incendio_alerts()</text:span></text:span><text:line-break/>Attivo solo nel periodo critico incendi: 15 giugno – 30 settembre.<text:line-break/>Restituisce un alert <text:span text:style-name="Source_20_Text">priority: critical</text:span> con link alla Protezione Civile Lazio.</text:p>
      <text:p text:style-name="Text_20_body"><text:span text:style-name="Strong_20_Emphasis"><text:span text:style-name="Source_20_Text">get_static_alerts()</text:span></text:span><text:line-break/>4 avvisi sempre presenti, in ordine di priorità:</text:p>
      <text:list text:style-name="L29">
        <text:list-item>
          <text:p text:style-name="P59"><text:span text:style-name="Source_20_Text">high</text:span> — Promemoria verifica fonti ufficiali (link Parco Castelli Romani) </text:p>
        </text:list-item>
        <text:list-item>
          <text:p text:style-name="P59"><text:span text:style-name="Source_20_Text">info</text:span> — Stato sentieri in tempo reale (link Trailforks) </text:p>
        </text:list-item>
        <text:list-item>
          <text:p text:style-name="P59"><text:span text:style-name="Source_20_Text">info</text:span> — Albi Pretori comunali con parole chiave di ricerca </text:p>
        </text:list-item>
        <text:list-item>
          <text:p text:style-name="P60"><text:span text:style-name="Source_20_Text">info</text:span> — Protezione Civile Lazio / allerte meteo ufficiali </text:p>
        </text:list-item>
      </text:list>
      <text:p text:style-name="Text_20_body"><text:span text:style-name="Strong_20_Emphasis"><text:span text:style-name="Source_20_Text">get_all_alerts()</text:span></text:span> (async per compatibilità FastAPI)<text:line-break/>Combina incendio + statici, ordina per priorità: <text:span text:style-name="Source_20_Text">critical</text:span> → <text:span text:style-name="Source_20_Text">high</text:span> → <text:span text:style-name="Source_20_Text">info</text:span>.</text:p>
      <text:p text:style-name="Quotations">⚠️ Il nome "scraper" è fuorviante: non fa nessuna richiesta HTTP. È un generatore di avvisi hardcoded con logica stagionale. Il vero dato esterno è solo il <text:span text:style-name="Strong_20_Emphasis">Google Form/Sheets</text:span> per i feedback community, gestito direttamente in <text:span text:style-name="Source_20_Text">main.py</text:span> via <text:span text:style-name="Source_20_Text">fetch_form_feedbacks()</text:span>.</text:p>
      <text:p text:style-name="Horizontal_20_Line"/>
      <text:h text:style-name="Heading_20_2" text:outline-level="2"><text:soft-page-break/>16. Contatore visite (<text:span text:style-name="Source_20_Text">counter.py</text:span>)</text:h>
      <text:p text:style-name="Text_20_body">File JSON persistito localmente: <text:span text:style-name="Source_20_Text">visit_counter.json</text:span></text:p>
      <text:p text:style-name="Preformatted_20_Text"><text:span text:style-name="Source_20_Text">{</text:span></text:p>
      <text:p text:style-name="Preformatted_20_Text"><text:span text:style-name="Source_20_Text"><text:s text:c="2"/>"total": 315,</text:span></text:p>
      <text:p text:style-name="Preformatted_20_Text"><text:span text:style-name="Source_20_Text"><text:s text:c="2"/>"today": 5,</text:span></text:p>
      <text:p text:style-name="Preformatted_20_Text"><text:span text:style-name="Source_20_Text"><text:s text:c="2"/>"last_date": "2026-02-19",</text:span></text:p>
      <text:p text:style-name="Preformatted_20_Text"><text:span text:style-name="Source_20_Text"><text:s text:c="2"/>"monthly": {</text:span></text:p>
      <text:p text:style-name="Preformatted_20_Text"><text:span text:style-name="Source_20_Text"><text:s text:c="4"/>"2026-02": 42</text:span></text:p>
      <text:p text:style-name="Preformatted_20_Text"><text:span text:style-name="Source_20_Text"><text:s text:c="2"/>}</text:span></text:p>
      <text:p text:style-name="P58"><text:span text:style-name="Source_20_Text">}</text:span></text:p>
      <text:p text:style-name="Text_20_body"><text:span text:style-name="Strong_20_Emphasis"><text:span text:style-name="Source_20_Text">increment_visit()</text:span></text:span> — chiamata ad ogni GET <text:span text:style-name="Source_20_Text">/dashboard-completa</text:span>:</text:p>
      <text:list text:style-name="L30">
        <text:list-item>
          <text:p text:style-name="P61">Carica il file (o crea struttura vuota se non esiste) </text:p>
        </text:list-item>
        <text:list-item>
          <text:p text:style-name="P61">Se <text:span text:style-name="Source_20_Text">last_date != oggi</text:span>: resetta <text:span text:style-name="Source_20_Text">today = 0</text:span> </text:p>
        </text:list-item>
        <text:list-item>
          <text:p text:style-name="P61">Incrementa <text:span text:style-name="Source_20_Text">total</text:span>, <text:span text:style-name="Source_20_Text">today</text:span>, <text:span text:style-name="Source_20_Text">monthly[YYYY-MM]</text:span> </text:p>
        </text:list-item>
        <text:list-item>
          <text:p text:style-name="P62">Salva e restituisce <text:span text:style-name="Source_20_Text">{total, today, this_month}</text:span> </text:p>
        </text:list-item>
      </text:list>
      <text:p text:style-name="Text_20_body"><text:span text:style-name="Strong_20_Emphasis">Limitazione:</text:span> il file si azzera se il container/filesystem viene ricreato (es. nuovo deploy su Render senza volume persistente). Considerare Redis o DB per produzione.</text:p>
      <text:h text:style-name="Heading_20_2" text:outline-level="2">13. Cose da NON replicare (già superate)</text:h>
      <text:list text:style-name="L31">
        <text:list-item>
          <text:p text:style-name="P63"><text:span text:style-name="Source_20_Text">fetch_club_info()</text:span> e <text:span text:style-name="Source_20_Text">fetch_all_club_activities()</text:span> — implementate ma rimosse dalle route, non visualizzate </text:p>
        </text:list-item>
        <text:list-item>
          <text:p text:style-name="P63"><text:span text:style-name="Source_20_Text">trails.py</text:span> — metadati sentieri definiti ma non usati nelle route attive </text:p>
        </text:list-item>
        <text:list-item>
          <text:p text:style-name="P63">Route <text:span text:style-name="Source_20_Text">/dashboard/{location}</text:span> — dashboard singola località, sostituita dalla completa </text:p>
        </text:list-item>
        <text:list-item>
          <text:p text:style-name="P64">Route <text:span text:style-name="Source_20_Text">/locations</text:span> e <text:span text:style-name="Source_20_Text">/weather/{location}</text:span> — API JSON, non usate dal frontend </text:p>
        </text:list-item>
      </text:list>
      <text:p text:style-name="Horizontal_20_Line"/>
      <text:h text:style-name="Heading_20_2" text:outline-level="2">14. Gotcha critici per la reimplementazione</text:h>
      <text:list text:style-name="L32">
        <text:list-item>
          <text:p text:style-name="P65"><text:span text:style-name="Strong_20_Emphasis">Apostrofi nei nomi dei segmenti Strava</text:span> — non passare mai il nome come stringa JS nell'<text:span text:style-name="Source_20_Text">onclick</text:span>. Usare <text:span text:style-name="Source_20_Text">data-name</text:span> HTML attribute e <text:span text:style-name="Source_20_Text">el.getAttribute('data-name')</text:span> in JS.</text:p>
        </text:list-item>
        <text:list-item>
          <text:p text:style-name="P65"><text:span text:style-name="Strong_20_Emphasis">Leaflet + div nascosto</text:span> — chiamare <text:span text:style-name="Source_20_Text">map.invalidateSize()</text:span> dopo aver reso visibile il div mappa, altrimenti la mappa non si renderizza correttamente.</text:p>
        </text:list-item>
        <text:list-item>
          <text:p text:style-name="P65"><text:span text:style-name="Strong_20_Emphasis">OSM Layer persistente</text:span> — il layer OSM deve essere gestito con toggle esplicito e nascondersi automaticamente quando si seleziona un GPX o segmento Strava.</text:p>
        </text:list-item>
        <text:list-item>
          <text:p text:style-name="P65"><text:span text:style-name="Strong_20_Emphasis">Token Strava</text:span> — il file <text:span text:style-name="Source_20_Text">strava_tokens.json</text:span> deve essere scrivibile dal processo. Su Render/Docker verificare i permessi del filesystem o usare un volume persistente.</text:p>
        </text:list-item>
        <text:list-item>
          <text:p text:style-name="P65"><text:span text:style-name="Strong_20_Emphasis">Cache server in-memory</text:span> — si azzera ad ogni restart del server. Su Render il server si mette in sleep dopo inattività → la prima richiesta post-sleep ricrea la cache da Strava (rallentamento atteso).</text:p>
        </text:list-item>
        <text:list-item>
          <text:p text:style-name="P65"><text:soft-page-break/><text:span text:style-name="Strong_20_Emphasis">GPX_FILES deve essere sincronizzato</text:span> — la lista in <text:span text:style-name="Source_20_Text">main.py</text:span> (Python) e quella in <text:span text:style-name="Source_20_Text">percorsi.html</text:span> (JavaScript) devono avere gli stessi <text:span text:style-name="Source_20_Text">key</text:span>, <text:span text:style-name="Source_20_Text">name</text:span> e <text:span text:style-name="Source_20_Text">color</text:span>. Considerare di iniettarla via Jinja2 per avere un'unica fonte di verità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14:07:47.437797000</meta:creation-date>
    <dc:date>2026-02-19T15:55:33.840586000</dc:date>
    <meta:editing-duration>PT1H37M29S</meta:editing-duration>
    <meta:editing-cycles>1</meta:editing-cycles>
    <meta:document-statistic meta:table-count="3" meta:image-count="0" meta:object-count="0" meta:page-count="10" meta:paragraph-count="321" meta:word-count="2310" meta:character-count="14986" meta:non-whitespace-character-count="12955"/>
    <meta:generator>LibreOffice/26.2.0.3$MacOSX_AARCH64 LibreOffice_project/afbbd0df0edb6d40b450b0337ac646b0913a760c</meta:generator>
  </office:meta>
</office:document-meta>
</file>